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090000010B180F33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cm" draw:marker-start-width="0.23cm" draw:marker-end-width="0.23cm" draw:fill="none" draw:textarea-horizontal-align="justify" draw:textarea-vertical-align="middle" draw:auto-grow-height="false" fo:min-height="0cm" fo:min-width="0cm" fo:padding-top="0.135cm" fo:padding-bottom="0.135cm" fo:padding-left="0.26cm" fo:padding-right="0.26cm" fo:wrap-option="no-wrap"/>
    </style:style>
    <style:style style:name="gr2" style:family="graphic" style:parent-style-name="objectwithoutfill">
      <style:graphic-properties svg:stroke-width="0.01cm" draw:marker-start-width="0.215cm" draw:marker-end-width="0.215cm" draw:fill="none" draw:textarea-horizontal-align="center" draw:textarea-vertical-align="middle" fo:padding-top="0.13cm" fo:padding-bottom="0.13cm" fo:padding-left="0.255cm" fo:padding-right="0.255cm"/>
    </style:style>
    <style:style style:name="gr3" style:family="graphic" style:parent-style-name="standard">
      <style:graphic-properties draw:fill="solid" draw:fill-color="#000000" draw:textarea-horizontal-align="center" draw:textarea-vertical-align="middle"/>
    </style:style>
    <style:style style:name="gr4" style:family="graphic" style:parent-style-name="standard">
      <style:graphic-properties draw:fill="solid" draw:fill-color="#00000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start-width="0.35cm" draw:marker-end-width="0.35cm" draw:textarea-horizontal-align="center" draw:textarea-vertical-align="middle"/>
    </style:style>
    <style:style style:name="gr9" style:family="graphic" style:parent-style-name="measure" style:list-style-name="L1">
      <style:graphic-properties draw:textarea-horizontal-align="center" draw:textarea-vertical-align="middle" draw:line-distance="0.761cm" draw:end-guide="-0.041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text-properties fo:font-size="6pt" style:font-size-asian="6pt" style:font-size-complex="6pt"/>
    </style:style>
    <style:style style:name="T1" style:family="text">
      <style:text-properties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9cm" svg:height="7cm" svg:x="10cm" svg:y="5.5cm">
          <text:p/>
          <draw:enhanced-geometry svg:viewBox="0 0 21600 21600" draw:text-areas="3000 3320 17110 17330" draw:type="cloud-callout" draw:modifiers="-2126.16375958227 31229.13869447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2" draw:text-style-name="P1" draw:layer="layout" svg:width="4.526cm" svg:height="3.95cm" draw:transform="skewX (1.0412887250183E-016) rotate (0.86393797973703) translate (11.8289863847236cm 7.17498837145544cm)" svg:viewBox="0 0 4527 3951" svg:d="m0 0c83 0 170-3 246 31 71 32 143 52 220 65 82 13 142 50 213 76 64 23 124 61 173 110 61 60 152 88 208 153 44 49 90 97 146 133 58 37 102 88 183 95 78 6 151 52 212 101 55 45 118 66 178 98 68 36 162 11 219 73 46 50 102 94 153 142 47 45 97 88 136 143 40 56 54 123 92 180 35 51 48 122 110 156 56 31 75 106 143 122s119 62 178 99c55 34 103 67 157 109 53 41 109 73 151 121 42 50 95 84 137 134 40 46 85 87 129 133 44 48 50 123 83 179 30 53 57 110 102 156 42 44 82 94 134 129 56 39 131 48 182 96 50 46 112 79 163 126 47 42 84 89 130 133 49 47 93 103 135 158 46 62 71 136 111 204 32 56 50 120 70 183 24 71 42 148 29 225l-19 71-1 17">
          <text:p/>
        </draw:path>
        <draw:rect draw:style-name="gr3" draw:text-style-name="P1" draw:layer="layout" svg:width="0.103cm" svg:height="0.104cm" svg:x="12.866cm" svg:y="6.598cm">
          <text:p/>
        </draw:rect>
        <draw:rect draw:style-name="gr3" draw:text-style-name="P1" draw:layer="layout" svg:width="0.103cm" svg:height="0.104cm" svg:x="13.101cm" svg:y="6.5cm">
          <text:p/>
        </draw:rect>
        <draw:rect draw:style-name="gr3" draw:text-style-name="P1" draw:layer="layout" svg:width="0.103cm" svg:height="0.104cm" svg:x="13.75cm" svg:y="6.236cm">
          <text:p/>
        </draw:rect>
        <draw:rect draw:style-name="gr3" draw:text-style-name="P1" draw:layer="layout" svg:width="0.103cm" svg:height="0.104cm" svg:x="14.281cm" svg:y="6.184cm">
          <text:p/>
        </draw:rect>
        <draw:rect draw:style-name="gr3" draw:text-style-name="P1" draw:layer="layout" svg:width="0.103cm" svg:height="0.104cm" svg:x="13.994cm" svg:y="6.184cm">
          <text:p/>
        </draw:rect>
        <draw:rect draw:style-name="gr4" draw:text-style-name="P1" draw:layer="layout" svg:width="0.103cm" svg:height="0.104cm" svg:x="13.531cm" svg:y="6.344cm">
          <text:p text:style-name="P1"><text:s/></text:p>
        </draw:rect>
        <draw:rect draw:style-name="gr4" draw:text-style-name="P1" draw:layer="layout" svg:width="0.103cm" svg:height="0.104cm" svg:x="13.31cm" svg:y="6.428cm">
          <text:p text:style-name="P1"><text:s/></text:p>
        </draw:rect>
        <draw:rect draw:style-name="gr3" draw:text-style-name="P1" draw:layer="layout" svg:width="0.103cm" svg:height="0.104cm" svg:x="14.528cm" svg:y="6.25cm">
          <text:p/>
        </draw:rect>
        <draw:rect draw:style-name="gr3" draw:text-style-name="P1" draw:layer="layout" svg:width="0.103cm" svg:height="0.104cm" svg:x="14.763cm" svg:y="6.226cm">
          <text:p/>
        </draw:rect>
        <draw:rect draw:style-name="gr3" draw:text-style-name="P1" draw:layer="layout" svg:width="0.103cm" svg:height="0.104cm" svg:x="14.992cm" svg:y="6.13cm">
          <text:p/>
        </draw:rect>
        <draw:rect draw:style-name="gr3" draw:text-style-name="P1" draw:layer="layout" svg:width="0.103cm" svg:height="0.104cm" svg:x="15.251cm" svg:y="6.07cm">
          <text:p/>
        </draw:rect>
        <draw:rect draw:style-name="gr3" draw:text-style-name="P1" draw:layer="layout" svg:width="0.103cm" svg:height="0.104cm" svg:x="12.611cm" svg:y="6.64cm">
          <text:p/>
        </draw:rect>
        <draw:line draw:style-name="gr5" draw:text-style-name="P1" draw:layer="layout" svg:x1="13.804cm" svg:y1="6.296cm" svg:x2="13.67cm" svg:y2="5.739cm">
          <text:p/>
        </draw:line>
        <draw:line draw:style-name="gr6" draw:text-style-name="P1" draw:layer="layout" svg:x1="13.5cm" svg:y1="6.5cm" svg:x2="13.235cm" svg:y2="5.924cm">
          <text:p/>
        </draw:line>
        <draw:frame draw:style-name="gr7" draw:text-style-name="P1" draw:layer="layout" svg:width="4.368cm" svg:height="4.401cm" svg:x="20.632cm" svg:y="12cm">
          <draw:image xlink:href="Pictures/10000201000001090000010B180F3374.png" xlink:type="simple" xlink:show="embed" xlink:actuate="onLoad">
            <text:p/>
          </draw:image>
        </draw:frame>
        <draw:line draw:style-name="gr5" draw:text-style-name="P1" draw:layer="layout" svg:x1="22.128cm" svg:y1="12.517cm" svg:x2="22.874cm" svg:y2="12.258cm">
          <text:p/>
        </draw:line>
        <draw:line draw:style-name="gr8" draw:text-style-name="P1" draw:layer="layout" svg:x1="22.141cm" svg:y1="11.664cm" svg:x2="22.407cm" svg:y2="12.421cm">
          <text:p/>
        </draw:line>
        <draw:line draw:style-name="gr5" draw:text-style-name="P1" draw:layer="layout" svg:x1="22.141cm" svg:y1="11.668cm" svg:x2="22.095cm" svg:y2="11.875cm">
          <text:p/>
        </draw:line>
        <draw:line draw:style-name="gr5" draw:text-style-name="P1" draw:layer="layout" svg:x1="22.139cm" svg:y1="11.664cm" svg:x2="22.295cm" svg:y2="11.782cm">
          <text:p/>
        </draw:line>
        <draw:line draw:style-name="gr5" draw:text-style-name="P1" draw:layer="layout" svg:x1="21.851cm" svg:y1="12.47cm" svg:x2="23.718cm" svg:y2="12.142cm">
          <text:p/>
        </draw:line>
        <draw:line draw:style-name="gr5" draw:text-style-name="P1" draw:layer="layout" svg:x1="22.567cm" svg:y1="11.62cm" svg:x2="22.691cm" svg:y2="12.321cm">
          <text:p/>
        </draw:line>
        <draw:line draw:style-name="gr5" draw:text-style-name="P1" draw:layer="layout" svg:x1="22.567cm" svg:y1="11.621cm" svg:x2="22.497cm" svg:y2="11.779cm">
          <text:p/>
        </draw:line>
        <draw:line draw:style-name="gr5" draw:text-style-name="P1" draw:layer="layout" svg:x1="22.567cm" svg:y1="11.622cm" svg:x2="22.679cm" svg:y2="11.74cm">
          <text:p/>
        </draw:line>
        <draw:measure draw:style-name="gr9" draw:text-style-name="P2" draw:layer="measurelines" svg:x1="21.608cm" svg:y1="12.445cm" svg:x2="21.69cm" svg:y2="12.676cm">
          <text:p/>
        </draw:measure>
        <draw:frame draw:style-name="gr10" draw:text-style-name="P3" draw:layer="layout" svg:width="0.5cm" svg:height="0.489cm" draw:transform="rotate (0.3490658503988) translate (22.073cm 12.161cm)">
          <draw:text-box>
            <text:p text:style-name="P3"><text:span text:style-name="T1">d</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Christophe Rigaud</meta:initial-creator>
    <meta:creation-date>2013-05-14T20:32:52</meta:creation-date>
    <meta:editing-duration>PT21M42S</meta:editing-duration>
    <meta:editing-cycles>4</meta:editing-cycles>
    <dc:date>2013-05-14T20:56:12</dc:date>
    <dc:creator>Christophe Rigaud</dc:creator>
    <meta:generator>LibreOffice/3.3$Unix LibreOffice_project/330m19$Build-401</meta:generator>
    <meta:document-statistic meta:object-count="50"/>
  </office:meta>
</office:document-meta>
</file>